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/>
    </style:style>
    <style:style style:name="P2" style:family="paragraph" style:parent-style-name="Text_20_body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officeooo:paragraph-rsid="001f0d70"/>
    </style:style>
    <style:style style:name="P4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fo:font-weight="bold" style:font-weight-asian="bold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officeooo:rsid="0025cbfa" officeooo:paragraph-rsid="0025cbfa"/>
    </style:style>
    <style:style style:name="T1" style:family="text">
      <style:text-properties fo:color="#ff0000" fo:font-weight="bold" officeooo:rsid="001f0d70" style:font-weight-asian="bold"/>
    </style:style>
    <style:style style:name="T2" style:family="text">
      <style:text-properties officeooo:rsid="001f0d70"/>
    </style:style>
    <style:style style:name="T3" style:family="text">
      <style:text-properties officeooo:rsid="0020c480"/>
    </style:style>
    <style:style style:name="T4" style:family="text">
      <style:text-properties officeooo:rsid="002433bd"/>
    </style:style>
    <style:style style:name="T5" style:family="text">
      <style:text-properties officeooo:rsid="00244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Fonte_20_parág._20_padrão"><text:span text:style-name="T1">Resumo do artigo: OFDM Modulation Technique &amp; its Applications</text:span></text:span></text:p>
      <text:p text:style-name="P2"/>
      <text:p text:style-name="P2">Autor:<text:span text:style-name="T2">Matheus Lucas Silva Meierelles Reis</text:span></text:p>
      <text:p text:style-name="P4"><text:tab/></text:p>
      <text:p text:style-name="P4"/>
      <text:p text:style-name="P1"><text:tab/><text:span text:style-name="T2">O artigo propõe a resolução de um problema recorrente em redes sem fio, a multiplexação de vários sinais em um canal. A solução proposta é a utilização do OFDM(Ortogonal Frequency Division Multiplexing), que visa minimizar os efeitos negativos provocados por canais com desvanecimento seletivo em frequência, oferecendo assim, maior facilidade na equalização, se comparado a um sistema de um único carrier. A sobreposição dos espectros dos subcarries, possibilitado pela ortogonalidade entre eles, é uma característica relevante que reduz bastante a banda total ocupada pelo sinal.</text:span></text:p>
      <text:p text:style-name="P1"><text:tab/><text:span text:style-name="T3">A necessidade de transmitir um grande fluxo de dados em um mesmo canal resultou no surgimento do OFDM. Com tecnologias recorrentes como o 4g, torna-se imprescindível a utilização desta tecnologia de multiplexação, já que é preciso passar por um canal o máximo de dados , minimizando perda e otimizando o tempo de multiplexação. </text:span></text:p>
      <text:p text:style-name="P1"><text:tab/><text:span text:style-name="T4">O OFDM consiste em distribuir um fluxo simples de dados em várias subcarries de taxa de transmissão menor, para que elas possam modular utilizando diferentes técnicas, gerando ondas diferentes. A sobreposição de ondas pode gerar problemas como o ISI(InterSymbol Interference), que é solucionado ao adicionar-se um intervalo de guarda entre os símbolos consecutivos, e para não criar um problema de variações bruscas gerarem o surgimento de componentes de frequência mais alta, problema denominado como ICI(InterCarrier Interference), preenche-se o intervalo de guarda Ag, com um “pedaço” do final do símbolo chamado prefixo cíclico, eliminando tanto a ISI como a ICI.</text:span></text:p>
      <text:p text:style-name="P1"><text:tab/><text:span text:style-name="T5">O OFDM é uma tecnologia já consolidada, que traz como novidade o tratamento ortogonal para a multiplexação, possibilitando a otimização no envio de dados, e trazendo avanços que outras multiplexações não conseguiram, como a TDM ou a FMD. </text:span></text:p>
      <text:p text:style-name="P1"/>
      <text:p text:style-name="P5"><text:tab/>Scope/generality: 7. É possível utilizar em todos os sistemas que utilizem redes não cabeadas, utilizando equipamentos que suportem a OFDM.</text:p>
      <text:p text:style-name="P5"><text:tab/>Intellectual : 7. Apresenta uma alta complexidade se comparada com as soluções existentes, que tratam o problema de uma forma simplista, como a TDM e a FDM.</text:p>
      <text:p text:style-name="P5"><text:tab/>Impact: 8. Através da OFDM é possível utilizar novas tecnologias, como o 4G e o LTE, ela traz avanços significativos não só para a área de redes de computadores, mas também para a as tecnologias audio/visuais, como fibra óptica, envio de sinais de televisão e et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MacOSX_X86_64 LibreOffice_project/aecc05fe267cc68dde00352a451aa867b3b546ac</meta:generator>
    <meta:initial-creator>ELIENE</meta:initial-creator>
    <meta:creation-date>2017-05-04T22:26:00Z</meta:creation-date>
    <dc:date>2019-05-12T14:53:51.509907439</dc:date>
    <meta:editing-cycles>9</meta:editing-cycles>
    <meta:editing-duration>PT18M49S</meta:editing-duration>
    <meta:document-statistic meta:table-count="0" meta:image-count="0" meta:object-count="0" meta:page-count="1" meta:paragraph-count="10" meta:word-count="382" meta:character-count="2486" meta:non-whitespace-character-count="2103"/>
    <meta:template xlink:type="simple" xlink:actuate="onRequest" xlink:title="" xlink:href="../../../../Downloads/TEMPLATE%20DE%20ARTIGO%20EM%20PUBLICAÇÃO%20PERIÓDICA%20CIENTÍFICA%20EM%20LIBRE%20OFFICE.odt/Normal"/>
  </office:meta>
</office:document-meta>
</file>